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69787" officeooo:paragraph-rsid="00069787"/>
    </style:style>
    <style:style style:name="P2" style:family="paragraph" style:parent-style-name="Subtitle">
      <style:text-properties fo:font-style="italic" officeooo:rsid="00069787" officeooo:paragraph-rsid="00069787" style:font-style-asian="italic" style:font-style-complex="italic"/>
    </style:style>
    <style:style style:name="P3" style:family="paragraph" style:parent-style-name="Text_20_body">
      <style:text-properties fo:font-style="italic" officeooo:rsid="00069787" officeooo:paragraph-rsid="00069787" style:font-style-asian="italic" style:font-style-complex="italic"/>
    </style:style>
    <style:style style:name="P4" style:family="paragraph" style:parent-style-name="Text_20_body">
      <style:text-properties officeooo:paragraph-rsid="00069787"/>
    </style:style>
    <style:style style:name="P5" style:family="paragraph" style:parent-style-name="Text_20_body">
      <style:paragraph-properties fo:text-align="justify" style:justify-single-word="false"/>
      <style:text-properties fo:font-size="15pt" fo:font-style="italic" officeooo:rsid="00069787" officeooo:paragraph-rsid="00069787" style:font-size-asian="15pt" style:font-style-asian="italic" style:font-size-complex="15pt" style:font-style-complex="italic"/>
    </style:style>
    <style:style style:name="P6" style:family="paragraph" style:parent-style-name="Text_20_body">
      <style:paragraph-properties fo:text-align="justify" style:justify-single-word="false"/>
      <style:text-properties officeooo:paragraph-rsid="000697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Final Assignment</text:p>
      <text:p text:style-name="P2">by </text:p>
      <text:p text:style-name="P2">Enrique Juan Gamboa </text:p>
      <text:p text:style-name="P2">D2312548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" text:outline-level="1">INDEX:</text:h>
      <text:p text:style-name="P4"/>
      <text:p text:style-name="P6"/>
      <text:p text:style-name="P5">Task II…………………………………………………………………………………….3</text:p>
      <text:p text:style-name="P5"/>
      <text:p text:style-name="P5">Task III……………………………………………………………………………………5</text:p>
      <text:p text:style-name="P5"/>
      <text:p text:style-name="P5">Task IV……………………………………………………………………………………8</text:p>
      <text:p text:style-name="P5"/>
      <text:p text:style-name="P5">Task V…………………………………………………………………………………….9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Task II</text:h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40pt" fo:font-weight="bold" officeooo:rsid="00069787" style:font-size-asian="40pt" style:font-weight-asian="bold" style:font-size-complex="4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style:text-underline-style="solid" style:text-underline-width="auto" style:text-underline-color="font-color" fo:font-weight="bold" officeooo:rsid="00069787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6:50:40.356249338</meta:creation-date>
    <dc:date>2024-05-02T18:03:49.108124610</dc:date>
    <meta:editing-duration>PT1H6M58S</meta:editing-duration>
    <meta:editing-cycles>1</meta:editing-cycles>
    <meta:document-statistic meta:table-count="0" meta:image-count="0" meta:object-count="0" meta:page-count="3" meta:paragraph-count="10" meta:word-count="18" meta:character-count="223" meta:non-whitespace-character-count="213"/>
    <meta:generator>LibreOffice/7.4.7.2$Linux_X86_64 LibreOffice_project/40$Build-2</meta:generator>
  </office:meta>
</office:document-meta>
</file>